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11e" officeooo:paragraph-rsid="0007811e"/>
    </style:style>
    <style:style style:name="P2" style:family="paragraph" style:parent-style-name="Standard">
      <style:text-properties officeooo:rsid="000822b6" officeooo:paragraph-rsid="00082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 Scripting Cheat Sheet</text:p>
      <text:p text:style-name="P1"/>
      <text:p text:style-name="P2">Variables</text:p>
      <text:p text:style-name="P2"/>
      <text:p text:style-name="P2">Setting a variable:</text:p>
      <text:p text:style-name="P2"/>
      <text:p text:style-name="P2">greetings=”Howdy!”</text:p>
      <text:p text:style-name="P2"/>
      <text:p text:style-name="P2">Inspecting a variable:</text:p>
      <text:p text:style-name="P2"/>
      <text:p text:style-name="P2">ehco $greeting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6:53:38.654305210</meta:creation-date>
    <dc:date>2021-12-08T20:27:28.113347463</dc:date>
    <meta:editing-duration>PT53M18S</meta:editing-duration>
    <meta:editing-cycles>1</meta:editing-cycles>
    <meta:document-statistic meta:table-count="0" meta:image-count="0" meta:object-count="0" meta:page-count="1" meta:paragraph-count="6" meta:word-count="14" meta:character-count="109" meta:non-whitespace-character-count="101"/>
    <meta:generator>LibreOffice/6.4.7.2$Linux_X86_64 LibreOffice_project/40$Build-2</meta:generator>
  </office:meta>
</office:document-meta>
</file>